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7.052cm"/>
    </style:style>
    <style:style style:name="co4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8.1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cc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Tables</text:p>
          </table:table-cell>
          <table:table-cell table:style-name="ce1" office:value-type="string">
            <text:p>Code mnémoniqu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aille</text:p>
          </table:table-cell>
          <table:table-cell table:style-name="ce1" office:value-type="string">
            <text:p>Remarque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fournisseurs</text:p>
          </table:table-cell>
          <table:table-cell office:value-type="string">
            <text:p>four_id</text:p>
          </table:table-cell>
          <table:table-cell office:value-type="string">
            <text:p>id unique du fournisseur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our_nom</text:p>
          </table:table-cell>
          <table:table-cell office:value-type="string">
            <text:p>nom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adress</text:p>
          </table:table-cell>
          <table:table-cell office:value-type="string">
            <text:p>adresse du fournisseur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ostal</text:p>
          </table:table-cell>
          <table:table-cell office:value-type="string">
            <text:p>code postal 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contact</text:p>
          </table:table-cell>
          <table:table-cell office:value-type="string">
            <text:p>personne référente du fournisseur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our_phone</text:p>
          </table:table-cell>
          <table:table-cell office:value-type="string">
            <text:p>numéro de téléphon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<text:s/>nombre de chiffres <text:s/>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four_mail</text:p>
          </table:table-cell>
          <table:table-cell office:value-type="string">
            <text:p>email du fournisseur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>
            <text:p>four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produits</text:p>
          </table:table-cell>
          <table:table-cell office:value-type="string">
            <text:p>pro_ref</text:p>
          </table:table-cell>
          <table:table-cell office:value-type="string">
            <text:p>ref unique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lib</text:p>
          </table:table-cell>
          <table:table-cell office:value-type="string">
            <text:p>libellé du produit , l'intitulé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desc</text:p>
          </table:table-cell>
          <table:table-cell office:value-type="string">
            <text:p>la description du produit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unit_prix</text:p>
          </table:table-cell>
          <table:table-cell office:value-type="string">
            <text:p>le prix du produit à l'unit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photo</text:p>
          </table:table-cell>
          <table:table-cell office:value-type="string">
            <text:p>extension photo du produit 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ro_stock</text:p>
          </table:table-cell>
          <table:table-cell office:value-type="string">
            <text:p>stock disponible du produi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_enligne</text:p>
          </table:table-cell>
          <table:table-cell office:value-type="string">
            <text:p>produit est-il en ligne ou pas ?</text:p>
          </table:table-cell>
          <table:table-cell office:value-type="string">
            <text:p>Booléen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pro_four_id</text:p>
          </table:table-cell>
          <table:table-cell table:number-columns-repeated="3"/>
          <table:table-cell office:value-type="string">
            <text:p>clé étrangère fournisseur (`four_id`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pro_rub_id</text:p>
          </table:table-cell>
          <table:table-cell table:number-columns-repeated="3"/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rubriques</text:p>
          </table:table-cell>
          <table:table-cell office:value-type="string">
            <text:p>rub_id</text:p>
          </table:table-cell>
          <table:table-cell office:value-type="string">
            <text:p>id unique de la rubriqu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nom</text:p>
          </table:table-cell>
          <table:table-cell office:value-type="string">
            <text:p>nom de la rubrique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rub_parent_id</text:p>
          </table:table-cell>
          <table:table-cell office:value-type="string">
            <text:p>la catégorie parent du produit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string">
            <text:p>clé étrangère rubriques (`rub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gne_de_commande</text:p>
          </table:table-cell>
          <table:table-cell office:value-type="string">
            <text:p>lign_cmd_id</text:p>
          </table:table-cell>
          <table:table-cell office:value-type="string">
            <text:p>id unique du détails de la commande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gn_cmd_unitprix</text:p>
          </table:table-cell>
          <table:table-cell office:value-type="string">
            <text:p>prix a l'unité du produit </text:p>
          </table:table-cell>
          <table:table-cell office:value-type="string">
            <text:p>N</text:p>
          </table:table-cell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>
            <text:p>lign_cmd_qtite</text:p>
          </table:table-cell>
          <table:table-cell office:value-type="string">
            <text:p>quantité produit commandé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ign_cmd_total_tva</text:p>
          </table:table-cell>
          <table:table-cell office:value-type="string">
            <text:p>prix total de la tv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lign_cmd_pro_ref</text:p>
          </table:table-cell>
          <table:table-cell table:number-columns-repeated="3"/>
          <table:table-cell office:value-type="string">
            <text:p>clé étrangère produits (`pro_ref`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lign_cmd_com_ref</text:p>
          </table:table-cell>
          <table:table-cell table:number-columns-repeated="3"/>
          <table:table-cell office:value-type="string">
            <text:p>clé étrangère commande (`com_ref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ande</text:p>
          </table:table-cell>
          <table:table-cell office:value-type="string">
            <text:p>com_ref</text:p>
          </table:table-cell>
          <table:table-cell office:value-type="string">
            <text:p>référence unique du client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om_date</text:p>
          </table:table-cell>
          <table:table-cell office:value-type="string">
            <text:p>date de la command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com_cli_ref</text:p>
          </table:table-cell>
          <table:table-cell table:number-columns-repeated="3"/>
          <table:table-cell office:value-type="string">
            <text:p>clé étrangère clients (`cli_ref`)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facture</text:p>
          </table:table-cell>
          <table:table-cell table:style-name="ce7" office:value-type="string">
            <text:p>fact_ref</text:p>
          </table:table-cell>
          <table:table-cell office:value-type="string">
            <text:p>ref unique de la facture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adress</text:p>
          </table:table-cell>
          <table:table-cell office:value-type="string">
            <text:p>Adresse de la facturation</text:p>
          </table:table-cell>
          <table:table-cell office:value-type="string">
            <text:p>A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paym_date</text:p>
          </table:table-cell>
          <table:table-cell office:value-type="string">
            <text:p>date de paiement de la factur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fact_cmd_total</text:p>
          </table:table-cell>
          <table:table-cell office:value-type="string">
            <text:p>total prix de la command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7" office:value-type="string">
            <text:p>fact_date</text:p>
          </table:table-cell>
          <table:table-cell office:value-type="string">
            <text:p>date de la facture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5">
          <table:table-cell table:style-name="ce4"/>
          <table:table-cell table:style-name="ce7" office:value-type="string">
            <text:p>fact_tot_discount</text:p>
          </table:table-cell>
          <table:table-cell office:value-type="string">
            <text:p>réduction sur le prix tota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>
            <text:p>fact_coeff_prix</text:p>
          </table:table-cell>
          <table:table-cell table:number-columns-repeated="3"/>
          <table:table-cell office:value-type="string">
            <text:p>clé étrangère coefficient_client (`coeff_prix`)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fact_com_ref</text:p>
          </table:table-cell>
          <table:table-cell table:number-columns-repeated="3"/>
          <table:table-cell office:value-type="string">
            <text:p>clé étrangère commande (`com_ref`)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coefficient_client</text:p>
          </table:table-cell>
          <table:table-cell table:style-name="ce5" office:value-type="string">
            <text:p>coeff_prix</text:p>
          </table:table-cell>
          <table:table-cell office:value-type="string">
            <text:p>coefficient unique de reductio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5">
          <table:table-cell/>
          <table:table-cell table:style-name="ce5" office:value-type="string">
            <text:p>coeff_lib</text:p>
          </table:table-cell>
          <table:table-cell office:value-type="string">
            <text:p>coefficient libellé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5"/>
          <table:table-cell table:number-columns-repeated="1022"/>
        </table:table-row>
        <table:table-row table:style-name="ro5">
          <table:table-cell table:style-name="ce3" office:value-type="string">
            <text:p>ligne_de_livraison</text:p>
          </table:table-cell>
          <table:table-cell table:style-name="ce5" office:value-type="string">
            <text:p>lign_livr_id</text:p>
          </table:table-cell>
          <table:table-cell office:value-type="string">
            <text:p>id unique de la ligne de livraison</text:p>
          </table:table-cell>
          <table:table-cell table:number-columns-repeated="1021"/>
        </table:table-row>
        <table:table-row table:style-name="ro5">
          <table:table-cell/>
          <table:table-cell table:style-name="ce5" office:value-type="string">
            <text:p>lign_livr_lign_cmd_id_</text:p>
          </table:table-cell>
          <table:table-cell table:number-columns-repeated="3"/>
          <table:table-cell office:value-type="string">
            <text:p>clé étrangère ligne_de_commande (`ligne_cmd_id`)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lign_livr_livr_id</text:p>
          </table:table-cell>
          <table:table-cell table:number-columns-repeated="3"/>
          <table:table-cell office:value-type="string">
            <text:p>clé étrangère livraison (`livr_id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ison</text:p>
          </table:table-cell>
          <table:table-cell office:value-type="string">
            <text:p>livr_id</text:p>
          </table:table-cell>
          <table:table-cell office:value-type="string">
            <text:p>id unique de la livraison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ivr_adress</text:p>
          </table:table-cell>
          <table:table-cell office:value-type="string">
            <text:p>Adresse de livraison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livr_status</text:p>
          </table:table-cell>
          <table:table-cell office:value-type="string">
            <text:p>état de la commande (livrée, en cours,etc)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ivr_date</text:p>
          </table:table-cell>
          <table:table-cell office:value-type="string">
            <text:p>date de la livraison</text:p>
          </table:table-cell>
          <table:table-cell office:value-type="string">
            <text:p>DATE</text:p>
          </table:table-cell>
          <table:table-cell/>
          <table:table-cell table:style-name="ce9" office:value-type="string">
            <text:p>Au format AAAA-JJ-MM 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livr_details</text:p>
          </table:table-cell>
          <table:table-cell office:value-type="string">
            <text:p>livraison complète ? Partiel ? 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lients</text:p>
          </table:table-cell>
          <table:table-cell office:value-type="string">
            <text:p>cli_ref</text:p>
          </table:table-cell>
          <table:table-cell office:value-type="string">
            <text:p>référence du client</text:p>
          </table:table-cell>
          <table:table-cell office:value-type="string">
            <text:p>AN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nom</text:p>
          </table:table-cell>
          <table:table-cell office:value-type="string">
            <text:p>nom du client 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renom</text:p>
          </table:table-cell>
          <table:table-cell office:value-type="string">
            <text:p>prénom du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adress</text:p>
          </table:table-cell>
          <table:table-cell office:value-type="string">
            <text:p>adresse du client</text:p>
          </table:table-cell>
          <table:table-cell office:value-type="string">
            <text:p>AN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ostal</text:p>
          </table:table-cell>
          <table:table-cell office:value-type="string">
            <text:p>code postal du client</text:p>
          </table:table-cell>
          <table:table-cell office:value-type="string">
            <text:p>AN</text:p>
          </table:table-cell>
          <table:table-cell office:value-type="float" office:value="10">
            <text:p>10</text:p>
          </table:table-cell>
          <table:table-cell office:value-type="string">
            <text:p>Code postal variable selon les pays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cli_ville</text:p>
          </table:table-cell>
          <table:table-cell office:value-type="string">
            <text:p>ville dans laquelle habite le client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mail</text:p>
          </table:table-cell>
          <table:table-cell office:value-type="string">
            <text:p>mail du client</text:p>
          </table:table-cell>
          <table:table-cell office:value-type="string">
            <text:p>AN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li_phone</text:p>
          </table:table-cell>
          <table:table-cell office:value-type="string">
            <text:p>tel du client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/>
          <table:table-cell table:style-name="ce6" office:value-type="string">
            <text:p>cli_pays_sig</text:p>
          </table:table-cell>
          <table:table-cell table:number-columns-repeated="3"/>
          <table:table-cell office:value-type="string">
            <text:p>clé étrangère pays (`pays_sig`)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cli_commerc_id</text:p>
          </table:table-cell>
          <table:table-cell table:number-columns-repeated="3"/>
          <table:table-cell office:value-type="string">
            <text:p>clé étrangère commerciaux (`commerc_id`)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string">
            <text:p>cli_coeff_prix</text:p>
          </table:table-cell>
          <table:table-cell table:number-columns-repeated="3"/>
          <table:table-cell office:value-type="string">
            <text:p>clé étrangère coefficient_client (`coeff_prix`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mmerciaux</text:p>
          </table:table-cell>
          <table:table-cell office:value-type="string">
            <text:p>commerc_id</text:p>
          </table:table-cell>
          <table:table-cell office:value-type="string">
            <text:p>id unique du commercia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merc_nom</text:p>
          </table:table-cell>
          <table:table-cell office:value-type="string">
            <text:p>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commerc_prenom</text:p>
          </table:table-cell>
          <table:table-cell office:value-type="string">
            <text:p>prénom du commercial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>
            <text:p>pays</text:p>
          </table:table-cell>
          <table:table-cell office:value-type="string">
            <text:p>pays_sig</text:p>
          </table:table-cell>
          <table:table-cell office:value-type="string">
            <text:p>sigle du pays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ays_nom</text:p>
          </table:table-cell>
          <table:table-cell office:value-type="string">
            <text:p>nom du pays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21/11/2020</text:date>, <text:time>18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51:22.64</meta:creation-date>
    <dc:date>2020-11-21T18:18:00.22</dc:date>
    <meta:editing-duration>PT8H23M28S</meta:editing-duration>
    <meta:editing-cycles>5</meta:editing-cycles>
    <meta:generator>OpenOffice/4.1.8$Win32 OpenOffice.org_project/418m3$Build-9803</meta:generator>
    <meta:document-statistic meta:table-count="3" meta:cell-count="228" meta:object-count="0"/>
  </office:meta>
</office:document-meta>
</file>